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afd5" officeooo:paragraph-rsid="0013afd5"/>
    </style:style>
    <style:style style:name="P2" style:family="paragraph" style:parent-style-name="Standard">
      <style:paragraph-properties fo:text-align="center" style:justify-single-word="false"/>
      <style:text-properties officeooo:rsid="0013afd5" officeooo:paragraph-rsid="0013afd5"/>
    </style:style>
    <style:style style:name="P3" style:family="paragraph" style:parent-style-name="Standard">
      <style:text-properties officeooo:rsid="00141ab9" officeooo:paragraph-rsid="00141ab9"/>
    </style:style>
    <style:style style:name="P4" style:family="paragraph" style:parent-style-name="Standard">
      <style:text-properties officeooo:rsid="00148f48" officeooo:paragraph-rsid="00148f48"/>
    </style:style>
    <style:style style:name="P5" style:family="paragraph" style:parent-style-name="Standard">
      <style:text-properties officeooo:rsid="0015b30b" officeooo:paragraph-rsid="0015b30b"/>
    </style:style>
    <style:style style:name="P6" style:family="paragraph" style:parent-style-name="Standard">
      <style:text-properties officeooo:rsid="00172edd" officeooo:paragraph-rsid="00172edd"/>
    </style:style>
    <style:style style:name="P7" style:family="paragraph" style:parent-style-name="Standard">
      <style:text-properties officeooo:rsid="0013afd5" officeooo:paragraph-rsid="0013afd5"/>
    </style:style>
    <style:style style:name="P8" style:family="paragraph" style:parent-style-name="Standard">
      <style:text-properties officeooo:rsid="001a842a" officeooo:paragraph-rsid="001a842a"/>
    </style:style>
    <style:style style:name="T1" style:family="text">
      <style:text-properties officeooo:rsid="0015b30b"/>
    </style:style>
    <style:style style:name="T2" style:family="text">
      <style:text-properties officeooo:rsid="00172edd"/>
    </style:style>
    <style:style style:name="T3" style:family="text">
      <style:text-properties officeooo:rsid="001a84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dMe File</text:p>
      <text:p text:style-name="P1"/>
      <text:p text:style-name="P1">How to use:</text:p>
      <text:p text:style-name="P1">1. Open wireshark on each VM.</text:p>
      <text:p text:style-name="P1">2. Compile the code using the following command:</text:p>
      <text:p text:style-name="P1"><text:tab/>gcc -<text:span text:style-name="T3">tr</text:span>proxy.c -o proxy -lpthread</text:p>
      <text:p text:style-name="P1"><text:s text:c="4"/>Run the code using the following command:</text:p>
      <text:p text:style-name="P1"><text:tab/>./proxy 8080</text:p>
      <text:p text:style-name="P1">You can also use any other port number and 8080 here is only an example.</text:p>
      <text:p text:style-name="P1">3. Run the proxy program on VM2.</text:p>
      <text:p text:style-name="P1">4. Open Firefox on VM1, type the following command:</text:p>
      <text:p text:style-name="P1"><text:tab/>10.0.0.2:8097</text:p>
      <text:p text:style-name="P1">You need to specify the port number because this is the port my server use on VM3.</text:p>
      <text:p text:style-name="P1">And then you will see the webpage shown in the browser.</text:p>
      <text:p text:style-name="P8">5. The 'www' folder and server3.c code is used for testing the proxy.</text:p>
      <text:p text:style-name="P1"/>
      <text:p text:style-name="P3">Basic structure of my code:</text:p>
      <text:p text:style-name="P3"/>
      <text:p text:style-name="P3">1. First I open the socket between client and proxy in the main function.</text:p>
      <text:p text:style-name="P3">2. I use pthread to do multiple threading, I open the socket between proxy and server in the function 'process request'. After the connection is up, it will read from the client, forward the same message to the server. Read the content from server, forward the same message to the cleint.</text:p>
      <text:p text:style-name="P3">3. The only DNAT rule was added right after you bind to the socket before listening to the socket. And SNAT rules are added each time you connect to a server. So it is added before the connection of the socket of the server side of the proxy.</text:p>
      <text:p text:style-name="P4"/>
      <text:p text:style-name="P4">Design Decision:</text:p>
      <text:p text:style-name="P4">1. <text:span text:style-name="T1">Multi-threading is achieved by pthread. Each connection from the same client to different servers are independent threads. Each connection from different client to different servers are independent threads.</text:span></text:p>
      <text:p text:style-name="P5">2. <text:span text:style-name="T2">I wrote a separate function to log each connection.</text:span></text:p>
      <text:p text:style-name="P6">3. I wrote a separate function to get the ip address by the name of interface that will be used for ip tables rul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8:09:36.158826369</meta:creation-date>
    <dc:date>2015-12-09T19:18:10.562275268</dc:date>
    <meta:editing-duration>PT20M30S</meta:editing-duration>
    <meta:editing-cycles>6</meta:editing-cycles>
    <meta:generator>LibreOffice/4.2.8.2$Linux_X86_64 LibreOffice_project/420m0$Build-2</meta:generator>
    <meta:document-statistic meta:table-count="0" meta:image-count="0" meta:object-count="0" meta:page-count="1" meta:paragraph-count="22" meta:word-count="289" meta:character-count="1591" meta:non-whitespace-character-count="1317"/>
  </office:meta>
</office:document-meta>
</file>